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717in"/>
    </style:style>
    <style:style style:name="co4" style:family="table-column">
      <style:table-column-properties fo:break-before="auto" style:column-width="1.8764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078in"/>
    </style:style>
    <style:style style:name="co7" style:family="table-column">
      <style:table-column-properties fo:break-before="auto" style:column-width="1.4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afd095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81.29" calcext:value-type="float">
            <text:p>81.29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5]*[.C4]" office:value-type="float" office:value="92654.342" calcext:value-type="float">
            <text:p>92654.342</text:p>
          </table:table-cell>
          <table:table-cell table:formula="of:=[.D4]*[.D5]" office:value-type="float" office:value="96029.553" calcext:value-type="float">
            <text:p>96029.553</text:p>
          </table:table-cell>
        </table:table-row>
        <table:table-row table:style-name="ro1">
          <table:table-cell office:value-type="string" calcext:value-type="string">
            <text:p>cash and cash equivalents, short term investments, </text:p>
          </table:table-cell>
          <table:table-cell office:value-type="string" calcext:value-type="string">
            <text:p>Cash</text:p>
          </table:table-cell>
          <table:table-cell table:style-name="ce5" office:value-type="float" office:value="4172.6" calcext:value-type="float">
            <text:p>4172.6</text:p>
          </table:table-cell>
          <table:table-cell table:formula="of:=3219.8+247.2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deferred income taxes, long term debt, </text:p>
          </table:table-cell>
          <table:table-cell office:value-type="string" calcext:value-type="string">
            <text:p>Debt</text:p>
          </table:table-cell>
          <table:table-cell table:style-name="ce5" office:value-type="float" office:value="31273.5" calcext:value-type="float">
            <text:p>31273.5</text:p>
          </table:table-cell>
          <table:table-cell table:formula="of:=1826.9+14575.9+10210.4" office:value-type="float" office:value="26613.2" calcext:value-type="float">
            <text:p>26613.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6]+[.C8]-[.C7]" office:value-type="float" office:value="119755.242" calcext:value-type="float">
            <text:p>119755.242</text:p>
          </table:table-cell>
          <table:table-cell table:formula="of:=[.D6]-[.D7]+[.D8]" office:value-type="float" office:value="119175.753" calcext:value-type="float">
            <text:p>119175.753</text:p>
          </table:table-cell>
        </table:table-row>
      </table:table>
      <table:table table:name="Earning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 office:value-type="string" calcext:value-type="string">
            <text:p>Q1 20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ny Operated Stores</text:p>
          </table:table-cell>
          <table:table-cell office:value-type="float" office:value="7785.3" calcext:value-type="float">
            <text:p>7785.3</text:p>
          </table:table-cell>
          <table:table-cell office:value-type="float" office:value="7285" calcext:value-type="float">
            <text:p>7285</text:p>
          </table:table-cell>
          <table:table-cell office:value-type="float" office:value="7812.5" calcext:value-type="float">
            <text:p>7812.5</text:p>
          </table:table-cell>
          <table:table-cell office:value-type="float" office:value="7862" calcext:value-type="float">
            <text:p>7862</text:p>
          </table:table-cell>
          <table:table-cell table:formula="of:=6635+1552.5" office:value-type="float" office:value="8187.5" calcext:value-type="float">
            <text:p>8187.5</text:p>
          </table:table-cell>
        </table:table-row>
        <table:table-row table:style-name="ro1">
          <table:table-cell office:value-type="string" calcext:value-type="string">
            <text:p>Licensed Stores</text:p>
          </table:table-cell>
          <table:table-cell office:value-type="float" office:value="1135.7" calcext:value-type="float">
            <text:p>1135.7</text:p>
          </table:table-cell>
          <table:table-cell office:value-type="float" office:value="1016" calcext:value-type="float">
            <text:p>1016</text:p>
          </table:table-cell>
          <table:table-cell office:value-type="float" office:value="1105.6" calcext:value-type="float">
            <text:p>1105.6</text:p>
          </table:table-cell>
          <table:table-cell office:value-type="float" office:value="1093" calcext:value-type="float">
            <text:p>1093</text:p>
          </table:table-cell>
          <table:table-cell table:formula="of:=643.2+487.2" office:value-type="float" office:value="1130.4" calcext:value-type="float">
            <text:p>1130.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76.8" calcext:value-type="float">
            <text:p>476.8</text:p>
          </table:table-cell>
          <table:table-cell office:value-type="float" office:value="460.6" calcext:value-type="float">
            <text:p>460.6</text:p>
          </table:table-cell>
          <table:table-cell office:value-type="float" office:value="537.9" calcext:value-type="float">
            <text:p>537.9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Channel Development Segment</text:p>
          </table:table-cell>
          <table:table-cell table:number-columns-repeated="4"/>
          <table:table-cell office:value-type="float" office:value="596.7" calcext:value-type="float">
            <text:p>596.7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formula="of:=SUM([.B4:.B6])" office:value-type="float" office:value="9397.8" calcext:value-type="float">
            <text:p>9397.8</text:p>
          </table:table-cell>
          <table:table-cell table:style-name="ce2" table:formula="of:=SUM([.C3:.C6])" office:value-type="float" office:value="8761.6" calcext:value-type="float">
            <text:p>8761.6</text:p>
          </table:table-cell>
          <table:table-cell table:style-name="ce2" table:formula="of:=SUM([.D4:.D6])" office:value-type="float" office:value="9456" calcext:value-type="float">
            <text:p>9456</text:p>
          </table:table-cell>
          <table:table-cell table:style-name="ce2" table:formula="of:=SUM([.E4:.E6])" office:value-type="float" office:value="9569" calcext:value-type="float">
            <text:p>9569</text:p>
          </table:table-cell>
          <table:table-cell table:style-name="ce2" table:formula="of:=SUM([.F4:.F7])" office:value-type="float" office:value="9914.6" calcext:value-type="float">
            <text:p>9914.6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893.7" calcext:value-type="float">
            <text:p>2893.7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55.5" calcext:value-type="float">
            <text:p>2955.5</text:p>
          </table:table-cell>
          <table:table-cell office:value-type="float" office:value="3071.4" calcext:value-type="float">
            <text:p>3071.4</text:p>
          </table:table-cell>
          <table:table-cell table:formula="of:=3273.6" office:value-type="float" office:value="3273.6" calcext:value-type="float">
            <text:p>3273.6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table:formula="of:=4203+152.5+407.6+665.8" office:value-type="float" office:value="5428.9" calcext:value-type="float">
            <text:p>5428.9</text:p>
          </table:table-cell>
          <table:table-cell table:formula="of:=4176+138.7+418.9+632.3" office:value-type="float" office:value="5365.9" calcext:value-type="float">
            <text:p>5365.9</text:p>
          </table:table-cell>
          <table:table-cell table:formula="of:=4344.8+151.6+427.6+677.2" office:value-type="float" office:value="5601.2" calcext:value-type="float">
            <text:p>5601.2</text:p>
          </table:table-cell>
          <table:table-cell table:formula="of:=642+430.8+141.8+4335" office:value-type="float" office:value="5549.6" calcext:value-type="float">
            <text:p>5549.6</text:p>
          </table:table-cell>
          <table:table-cell table:formula="of:=4552.3+131.2+400.9+638.8" office:value-type="float" office:value="5723.2" calcext:value-type="float">
            <text:p>5723.2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/>
          <table:table-cell office:value-type="float" office:value="116.2" calcext:value-type="float">
            <text:p>116.2</text:p>
          </table:table-cell>
          <table:table-cell office:value-type="float" office:value="20.8" calcext:value-type="float">
            <text:p>20.8</text:p>
          </table:table-cell>
          <table:table-cell office:value-type="float" office:value="755" calcext:value-type="float">
            <text:p>755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table:style-name="ce2" office:value-type="string" calcext:value-type="string">
            <text:p>Operating Expense </text:p>
          </table:table-cell>
          <table:table-cell table:style-name="ce2" table:formula="of:=[.B10]+[.B9]" office:value-type="float" office:value="8322.6" calcext:value-type="float">
            <text:p>8322.6</text:p>
          </table:table-cell>
          <table:table-cell table:style-name="ce2" office:value-type="float" office:value="8219.7" calcext:value-type="float">
            <text:p>8219.7</text:p>
          </table:table-cell>
          <table:table-cell table:style-name="ce2" table:formula="of:=SUM([.D9:.D11])" office:value-type="float" office:value="8577.5" calcext:value-type="float">
            <text:p>8577.5</text:p>
          </table:table-cell>
          <table:table-cell table:style-name="ce2" table:formula="of:=SUM([.E9:.E11])" office:value-type="float" office:value="9376" calcext:value-type="float">
            <text:p>9376</text:p>
          </table:table-cell>
          <table:table-cell table:style-name="ce2" table:formula="of:=SUM([.F9:.F11])" office:value-type="float" office:value="9084.9" calcext:value-type="float">
            <text:p>9084.9</text:p>
          </table:table-cell>
        </table:table-row>
        <table:table-row table:style-name="ro1">
          <table:table-cell office:value-type="string" calcext:value-type="string">
            <text:p>Income from equity investees</text:p>
          </table:table-cell>
          <table:table-cell office:value-type="float" office:value="46.5" calcext:value-type="float">
            <text:p>46.5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table:style-name="ce5" office:value-type="float" office:value="85.2" calcext:value-type="float">
            <text:p>85.2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formula="of:=[.B8]-[.B12]+[.B13]" office:value-type="float" office:value="1121.7" calcext:value-type="float">
            <text:p>1121.7</text:p>
          </table:table-cell>
          <table:table-cell table:formula="of:=[.C8]-[.C12]+[.C13]" office:value-type="float" office:value="601" calcext:value-type="float">
            <text:p>601</text:p>
          </table:table-cell>
          <table:table-cell table:formula="of:=[.D8]-[.D12]+[.D13]" office:value-type="float" office:value="935.6" calcext:value-type="float">
            <text:p>935.6</text:p>
          </table:table-cell>
          <table:table-cell table:style-name="ce6" office:value-type="float" office:value="278.2" calcext:value-type="float">
            <text:p>278.2</text:p>
          </table:table-cell>
          <table:table-cell table:formula="of:=[.F8]-[.F12]+[.F13]" office:value-type="float" office:value="890.300000000001" calcext:value-type="float">
            <text:p>890.300000000001</text:p>
          </table:table-cell>
        </table:table-row>
        <table:table-row table:style-name="ro1">
          <table:table-cell office:value-type="string" calcext:value-type="string">
            <text:p>Interest Income and other</text:p>
          </table:table-cell>
          <table:table-cell office:value-type="float" office:value="27.8" calcext:value-type="float">
            <text:p>27.8</text:p>
          </table:table-cell>
          <table:table-cell office:value-type="float" office:value="28.4" calcext:value-type="float">
            <text:p>28.4</text:p>
          </table:table-cell>
          <table:table-cell office:value-type="float" office:value="25.6" calcext:value-type="float">
            <text:p>25.6</text:p>
          </table:table-cell>
          <table:table-cell table:style-name="ce5"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float" office:value="127.2" calcext:value-type="float">
            <text:p>127.2</text:p>
          </table:table-cell>
          <table:table-cell office:value-type="float" office:value="127.3" calcext:value-type="float">
            <text:p>127.3</text:p>
          </table:table-cell>
          <table:table-cell office:value-type="float" office:value="142.3" calcext:value-type="float">
            <text:p>142.3</text:p>
          </table:table-cell>
          <table:table-cell table:style-name="ce5" office:value-type="float" office:value="145.8" calcext:value-type="float">
            <text:p>145.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4]+[.B15]-[.B16]" office:value-type="float" office:value="1022.3" calcext:value-type="float">
            <text:p>1022.3</text:p>
          </table:table-cell>
          <table:table-cell table:formula="of:=[.C14]+[.C15]-[.C16]" office:value-type="float" office:value="502.1" calcext:value-type="float">
            <text:p>502.1</text:p>
          </table:table-cell>
          <table:table-cell table:formula="of:=[.D14]+[.D15]-[.D16]" office:value-type="float" office:value="818.9" calcext:value-type="float">
            <text:p>818.9</text:p>
          </table:table-cell>
          <table:table-cell table:style-name="ce5" office:value-type="float" office:value="163.9" calcext:value-type="float">
            <text:p>163.9</text:p>
          </table:table-cell>
          <table:table-cell table:formula="of:=[.F14]+[.F15]-[.F16]" office:value-type="float" office:value="764.300000000001" calcext:value-type="float">
            <text:p>764.300000000001</text:p>
          </table:table-cell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41.4" calcext:value-type="float">
            <text:p>241.4</text:p>
          </table:table-cell>
          <table:table-cell office:value-type="float" office:value="118" calcext:value-type="float">
            <text:p>118</text:p>
          </table:table-cell>
          <table:table-cell office:value-type="float" office:value="260.4" calcext:value-type="float">
            <text:p>260.4</text:p>
          </table:table-cell>
          <table:table-cell table:style-name="ce5" office:value-type="float" office:value="30.8" calcext:value-type="float">
            <text:p>30.8</text:p>
          </table:table-cell>
          <table:table-cell office:value-type="float" office:value="471.6" calcext:value-type="float">
            <text:p>471.6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7]-[.B18]" office:value-type="float" office:value="780.900000000001" calcext:value-type="float">
            <text:p>780.900000000001</text:p>
          </table:table-cell>
          <table:table-cell table:formula="of:=[.C17]-[.C18]" office:value-type="float" office:value="384.1" calcext:value-type="float">
            <text:p>384.1</text:p>
          </table:table-cell>
          <table:table-cell office:value-type="float" office:value="558.5" calcext:value-type="float">
            <text:p>558.5</text:p>
          </table:table-cell>
          <table:table-cell table:style-name="ce6" table:formula="of:=[.E17]-[.E18]" office:value-type="float" office:value="133.1" calcext:value-type="float">
            <text:p>133.1</text:p>
          </table:table-cell>
          <table:table-cell table:style-name="ce6" table:formula="of:=[.F17]-[.F18]" office:value-type="float" office:value="292.700000000001" calcext:value-type="float">
            <text:p>292.700000000001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138.4" calcext:value-type="float">
            <text:p>1138.4</text:p>
          </table:table-cell>
          <table:table-cell office:value-type="float" office:value="1140" calcext:value-type="float">
            <text:p>1140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  <table:table-cell office:value-type="float" office:value="1141.9" calcext:value-type="float">
            <text:p>1141.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9]/[.B20]" office:value-type="float" office:value="0.6859627547435" calcext:value-type="float">
            <text:p>0.6859627547435</text:p>
          </table:table-cell>
          <table:table-cell table:formula="of:=[.C19]/[.C20]" office:value-type="float" office:value="0.336929824561403" calcext:value-type="float">
            <text:p>0.336929824561403</text:p>
          </table:table-cell>
          <table:table-cell table:formula="of:=[.D19]/[.D20]" office:value-type="float" office:value="0.489998245306194" calcext:value-type="float">
            <text:p>0.489998245306194</text:p>
          </table:table-cell>
          <table:table-cell table:style-name="ce6" table:formula="of:=[.E19]/[.E20]" office:value-type="float" office:value="0.116662284161627" calcext:value-type="float">
            <text:p>0.116662284161627</text:p>
          </table:table-cell>
          <table:table-cell table:style-name="ce6" table:formula="of:=[.F19]/[.F20]" office:value-type="float" office:value="0.256327174008233" calcext:value-type="float">
            <text:p>0.2563271740082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ross Margin</text:p>
          </table:table-cell>
          <table:table-cell table:formula="of:=([.B8]-[.B9])/[.B8]" office:value-type="float" office:value="0.692087509842729" calcext:value-type="float">
            <text:p>0.692087509842729</text:p>
          </table:table-cell>
          <table:table-cell table:formula="of:=([.C8]-[.C9])/[.C8]" office:value-type="float" office:value="0.68754565376187" calcext:value-type="float">
            <text:p>0.68754565376187</text:p>
          </table:table-cell>
          <table:table-cell table:formula="of:=([.D8]-[.D9])/[.D8]" office:value-type="float" office:value="0.687447123519459" calcext:value-type="float">
            <text:p>0.687447123519459</text:p>
          </table:table-cell>
          <table:table-cell table:formula="of:=([.E8]-[.E9])/[.E8]" office:value-type="float" office:value="0.67902602152785" calcext:value-type="float">
            <text:p>0.67902602152785</text:p>
          </table:table-cell>
          <table:table-cell table:formula="of:=([.F8]-[.F9])/[.F8]" office:value-type="float" office:value="0.669820265063643" calcext:value-type="float">
            <text:p>0.669820265063643</text:p>
          </table:table-cell>
        </table:table-row>
        <table:table-row table:style-name="ro1">
          <table:table-cell office:value-type="string" calcext:value-type="string">
            <text:p>Gross Margin Rate Q/Q</text:p>
          </table:table-cell>
          <table:table-cell/>
          <table:table-cell table:style-name="ce4" table:formula="of:=([.C24]-[.B24])/[.B24]" office:value-type="float" office:value="-0.00656254594435798" calcext:value-type="float">
            <text:p>-0.00656254594435798</text:p>
          </table:table-cell>
          <table:table-cell table:style-name="ce4" table:formula="of:=([.D24]-[.C24])/[.C24]" office:value-type="float" office:value="-0.000143307199852477" calcext:value-type="float">
            <text:p>-0.000143307199852477</text:p>
          </table:table-cell>
          <table:table-cell table:style-name="ce4" table:formula="of:=([.E24]-[.D24])/[.D24]" office:value-type="float" office:value="-0.0122498177728862" calcext:value-type="float">
            <text:p>-0.0122498177728862</text:p>
          </table:table-cell>
          <table:table-cell table:style-name="ce4" table:formula="of:=([.F24]-[.E24])/[.E24]" office:value-type="float" office:value="-0.0135572955562048" calcext:value-type="float">
            <text:p>-0.0135572955562048</text:p>
          </table:table-cell>
        </table:table-row>
        <table:table-row table:style-name="ro1">
          <table:table-cell office:value-type="string" calcext:value-type="string">
            <text:p>Operating Margin</text:p>
          </table:table-cell>
          <table:table-cell table:formula="of:=[.B14]/[.B8]" office:value-type="float" office:value="0.119357722020047" calcext:value-type="float">
            <text:p>0.119357722020047</text:p>
          </table:table-cell>
          <table:table-cell table:formula="of:=[.C14]/[.C8]" office:value-type="float" office:value="0.068594777209642" calcext:value-type="float">
            <text:p>0.068594777209642</text:p>
          </table:table-cell>
          <table:table-cell table:formula="of:=[.D14]/[.D8]" office:value-type="float" office:value="0.0989424703891709" calcext:value-type="float">
            <text:p>0.0989424703891709</text:p>
          </table:table-cell>
          <table:table-cell table:formula="of:=[.E14]/[.E8]" office:value-type="float" office:value="0.0290730483854112" calcext:value-type="float">
            <text:p>0.0290730483854112</text:p>
          </table:table-cell>
          <table:table-cell table:formula="of:=[.F14]/[.F8]" office:value-type="float" office:value="0.0897968652290562" calcext:value-type="float">
            <text:p>0.0897968652290562</text:p>
          </table:table-cell>
        </table:table-row>
        <table:table-row table:style-name="ro1">
          <table:table-cell office:value-type="string" calcext:value-type="string">
            <text:p>Operating Margin Rate Q/Q</text:p>
          </table:table-cell>
          <table:table-cell/>
          <table:table-cell table:style-name="ce4" table:formula="of:=([.C26]-[.B26])/[.B26]" office:value-type="float" office:value="-0.425300885030959" calcext:value-type="float">
            <text:p>-0.425300885030959</text:p>
          </table:table-cell>
          <table:table-cell table:style-name="ce7" table:formula="of:=([.D26]-[.C26])/[.C26]" office:value-type="float" office:value="0.442419881134376" calcext:value-type="float">
            <text:p>0.442419881134376</text:p>
          </table:table-cell>
          <table:table-cell table:style-name="ce4" table:formula="of:=([.E26]-[.D26])/[.D26]" office:value-type="float" office:value="-0.706162093274425" calcext:value-type="float">
            <text:p>-0.706162093274425</text:p>
          </table:table-cell>
          <table:table-cell table:style-name="ce7" table:formula="of:=([.F26]-[.E26])/[.E26]" office:value-type="float" office:value="2.08866356354004" calcext:value-type="float">
            <text:p>2.088663563540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 Income Growth Q/Q</text:p>
          </table:table-cell>
          <table:table-cell/>
          <table:table-cell table:style-name="ce4" table:formula="of:=([.C19]-[.B19])/[.B19]" office:value-type="float" office:value="-0.508131642976054" calcext:value-type="float">
            <text:p>-0.508131642976054</text:p>
          </table:table-cell>
          <table:table-cell table:style-name="ce7" table:formula="of:=([.D19]-[.C19])/[.C19]" office:value-type="float" office:value="0.454048424889353" calcext:value-type="float">
            <text:p>0.454048424889353</text:p>
          </table:table-cell>
          <table:table-cell table:style-name="ce4" table:formula="of:=([.E19]-[.D19])/[.D19]" office:value-type="float" office:value="-0.761683079677708" calcext:value-type="float">
            <text:p>-0.761683079677708</text:p>
          </table:table-cell>
          <table:table-cell table:style-name="ce7" table:formula="of:=([.F19]-[.E19])/[.E19]" office:value-type="float" office:value="1.19909842223892" calcext:value-type="float">
            <text:p>1.1990984222389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perating Income + restructuring</text:p>
          </table:table-cell>
          <table:table-cell table:formula="of:=[.B14]+[.B11]" office:value-type="float" office:value="1121.7" calcext:value-type="float">
            <text:p>1121.7</text:p>
          </table:table-cell>
          <table:table-cell table:formula="of:=[.C14]+[.C11]" office:value-type="float" office:value="717.2" calcext:value-type="float">
            <text:p>717.2</text:p>
          </table:table-cell>
          <table:table-cell table:formula="of:=[.D14]+[.D11]" office:value-type="float" office:value="956.4" calcext:value-type="float">
            <text:p>956.4</text:p>
          </table:table-cell>
          <table:table-cell table:formula="of:=[.E14]+[.E11]" office:value-type="float" office:value="1033.2" calcext:value-type="float">
            <text:p>1033.2</text:p>
          </table:table-cell>
          <table:table-cell table:formula="of:=[.F14]+[.F11]" office:value-type="float" office:value="978.400000000001" calcext:value-type="float">
            <text:p>978.400000000001</text:p>
          </table:table-cell>
        </table:table-row>
        <table:table-row table:style-name="ro1">
          <table:table-cell office:value-type="string" calcext:value-type="string">
            <text:p>Tax rate</text:p>
          </table:table-cell>
          <table:table-cell table:number-columns-repeated="4"/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restructuring*tax rate/share count</text:p>
          </table:table-cell>
          <table:table-cell/>
          <table:table-cell table:formula="of:=([.C11]/[.C20])*0.775" office:value-type="float" office:value="0.0789956140350877" calcext:value-type="float">
            <text:p>0.0789956140350877</text:p>
          </table:table-cell>
          <table:table-cell table:formula="of:=([.D11]/[.D20])*0.682" office:value-type="float" office:value="0.0124456922267064" calcext:value-type="float">
            <text:p>0.0124456922267064</text:p>
          </table:table-cell>
          <table:table-cell table:formula="of:=([.E11]/[.E20])*0.812" office:value-type="float" office:value="0.537347707949864" calcext:value-type="float">
            <text:p>0.537347707949864</text:p>
          </table:table-cell>
          <table:table-cell table:formula="of:=([.F11]/[.F20])*[.F33]" office:value-type="float" office:value="0.0476028548909712" calcext:value-type="float">
            <text:p>0.0476028548909712</text:p>
          </table:table-cell>
        </table:table-row>
        <table:table-row table:style-name="ro1">
          <table:table-cell office:value-type="string" calcext:value-type="string">
            <text:p>EPS + restructuring/share count</text:p>
          </table:table-cell>
          <table:table-cell/>
          <table:table-cell table:formula="of:=[.C34]+[.C21]" office:value-type="float" office:value="0.415925438596491" calcext:value-type="float">
            <text:p>0.415925438596491</text:p>
          </table:table-cell>
          <table:table-cell table:formula="of:=[.D34]+[.D21]" office:value-type="float" office:value="0.502443937532901" calcext:value-type="float">
            <text:p>0.502443937532901</text:p>
          </table:table-cell>
          <table:table-cell table:formula="of:=[.E34]+[.E21]" office:value-type="float" office:value="0.654009992111491" calcext:value-type="float">
            <text:p>0.654009992111491</text:p>
          </table:table-cell>
          <table:table-cell table:formula="of:=[.F34]+[.F21]" office:value-type="float" office:value="0.303930028899204" calcext:value-type="float">
            <text:p>0.303930028899204</text:p>
          </table:table-cell>
        </table:table-row>
        <table:table-row table:style-name="ro1">
          <table:table-cell office:value-type="string" calcext:value-type="string">
            <text:p>Net income + restructuring * tax rate</text:p>
          </table:table-cell>
          <table:table-cell table:formula="of:=[.B19]" office:value-type="float" office:value="780.900000000001" calcext:value-type="float">
            <text:p>780.900000000001</text:p>
          </table:table-cell>
          <table:table-cell table:formula="of:=[.C19]+([.C11]*0.775)" office:value-type="float" office:value="474.155" calcext:value-type="float">
            <text:p>474.155</text:p>
          </table:table-cell>
          <table:table-cell table:formula="of:=[.D19]+([.D11]*0.682)" office:value-type="float" office:value="572.6856" calcext:value-type="float">
            <text:p>572.6856</text:p>
          </table:table-cell>
          <table:table-cell table:formula="of:=[.E19]+([.E11]*0.682)" office:value-type="float" office:value="648.01" calcext:value-type="float">
            <text:p>648.01</text:p>
          </table:table-cell>
          <table:table-cell table:formula="of:=[.F19]+([.F11]*[.F33])" office:value-type="float" office:value="347.057700000001" calcext:value-type="float">
            <text:p>347.057700000001</text:p>
          </table:table-cell>
        </table:table-row>
        <table:table-row table:style-name="ro1">
          <table:table-cell office:value-type="string" calcext:value-type="string">
            <text:p>PE (including restructuring)</text:p>
          </table:table-cell>
          <table:table-cell table:number-columns-repeated="3"/>
          <table:table-cell table:formula="of:=96900/SUM([.B36:.E36])" office:value-type="float" office:value="39.1396451645816" calcext:value-type="float">
            <text:p>39.1396451645816</text:p>
          </table:table-cell>
          <table:table-cell table:formula="of:=([.F20]*95.16)/SUM([.C36:.F36])" office:value-type="float" office:value="53.2164955693652" calcext:value-type="float">
            <text:p>53.2164955693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2:29:34.316643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20:32.059693480</meta:creation-date>
    <dc:date>2026-01-28T22:59:37.093402349</dc:date>
    <meta:editing-duration>P1DT16H6M50S</meta:editing-duration>
    <meta:editing-cycles>13</meta:editing-cycles>
    <meta:generator>LibreOffice/7.5.5.2$MacOSX_AARCH64 LibreOffice_project/ca8fe7424262805f223b9a2334bc7181abbcbf5e</meta:generator>
    <meta:document-statistic meta:table-count="2" meta:cell-count="183" meta:object-count="0"/>
    <meta:user-defined meta:name=""/>
  </office:meta>
</office:document-meta>
</file>